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officeooo:paragraph-rsid="0007dedf"/>
    </style:style>
    <style:style style:name="P4" style:family="paragraph" style:parent-style-name="Standard">
      <style:paragraph-properties fo:line-height="150%"/>
      <style:text-properties officeooo:paragraph-rsid="000ded6f"/>
    </style:style>
    <style:style style:name="T1" style:family="text">
      <style:text-properties officeooo:rsid="0007dedf"/>
    </style:style>
    <style:style style:name="T2" style:family="text">
      <style:text-properties officeooo:rsid="000ab706"/>
    </style:style>
    <style:style style:name="T3" style:family="text">
      <style:text-properties officeooo:rsid="000c213e"/>
    </style:style>
    <style:style style:name="T4" style:family="text">
      <style:text-properties officeooo:rsid="000ded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Mame Moussa Ndoye</text:p>
      <text:p text:style-name="P3">Villa n°94, cité SHS, Golf Nord,</text:p>
      <text:p text:style-name="P3">Guédiawaye, Dakar</text:p>
      <text:p text:style-name="P2">77 278 14 05</text:p>
      <text:p text:style-name="Standard"><text:a xlink:type="simple" xlink:href="mailto:ndoyemamemoussa@gmail.com" text:style-name="Internet_20_link" text:visited-style-name="Visited_20_Internet_20_Link">ndoyemamemoussa@gmail.com</text:a></text:p>
      <text:p text:style-name="Standard"/>
      <text:p text:style-name="Standard"/>
      <text:p text:style-name="Standard"/>
      <text:p text:style-name="P1">ÉTUDE ET DIPLÔMES OBTENUES</text:p>
      <text:p text:style-name="P1"/>
      <text:p text:style-name="P2">✓ 202<text:span text:style-name="T1">1</text:span>-202<text:span text:style-name="T1">2</text:span> : Master <text:span text:style-name="T1">2</text:span> <text:span text:style-name="T2">Informatique option BI (business intelligence)</text:span> à l’UCAD (en cours)</text:p>
      <text:p text:style-name="P2">✓ 2018-2019 : Licence Système Réseaux Télécommunication à l’Université Dakar Bourguiba</text:p>
      <text:p text:style-name="P2">✓ 2015-2016 : Licence Physique Chimie a la FST de l’UCAD</text:p>
      <text:p text:style-name="P2">✓ 2009-2010 : Baccalauréat série S2 au lycée Seydina Limamoulaye</text:p>
      <text:p text:style-name="Standard"/>
      <text:p text:style-name="P1">CONNAISSANCE INFORMATIQUE</text:p>
      <text:p text:style-name="P1"/>
      <text:p text:style-name="P2">✓ Les Langages de développement (HTML, CSS, java, JavaScript, PHP,C#)</text:p>
      <text:p text:style-name="P4">✓ Les framework de développement(Spring boot, Laravel, <text:s/><text:span text:style-name="T3">ReactJ</text:span><text:span text:style-name="T4">s</text:span><text:span text:style-name="T3">,</text:span><text:span text:style-name="T4">VueJs</text:span>)</text:p>
      <text:p text:style-name="P2">✓ Administration de base de donnée sous Oracle et sqlserver</text:p>
      <text:p text:style-name="P2">✓ Réseaux Informatique (Cisco CCNA 1et 2, les protocoles de routage)</text:p>
      <text:p text:style-name="P2">✓ Système d’exploitation (Windows, Linux)</text:p>
      <text:p text:style-name="P2">✓ Administration avec Windows server 2012 R2 et linux Ubuntu</text:p>
      <text:p text:style-name="P2">✓ Très bonne maîtrise des outils, Excel, Word, PowerPoint</text:p>
      <text:p text:style-name="Standard"/>
      <text:p text:style-name="P1">PARCOURS PROFESSIONNEL</text:p>
      <text:p text:style-name="Standard"/>
      <text:p text:style-name="Standard">✓ Août 2020 – Janvier 2021 : Stage en développement web/mobile à DEFARSCI</text:p>
      <text:p text:style-name="Standard"/>
      <text:p text:style-name="P1">LANGUES</text:p>
      <text:p text:style-name="Standard"/>
      <text:p text:style-name="Standard">✓ FRANÇAIS : lu, écrit et parlé</text:p>
      <text:p text:style-name="Standard">✓ ANGLAIS : lu et écrit</text:p>
      <text:p text:style-name="Standard"/>
      <text:p text:style-name="P1">AUTRES ACTIVITÉS</text:p>
      <text:p text:style-name="Standard"/>
      <text:p text:style-name="Standard"/>
      <text:p text:style-name="Standard">Football, scrabble, lecture, intern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2T12:50:42.582386324</meta:creation-date>
    <dc:date>2022-08-01T18:15:48.062874073</dc:date>
    <meta:editing-duration>PT3H34M</meta:editing-duration>
    <meta:editing-cycles>6</meta:editing-cycles>
    <meta:generator>LibreOffice/7.3.6.2$Linux_X86_64 LibreOffice_project/30$Build-2</meta:generator>
    <meta:document-statistic meta:table-count="0" meta:image-count="0" meta:object-count="0" meta:page-count="1" meta:paragraph-count="25" meta:word-count="165" meta:character-count="1082" meta:non-whitespace-character-count="940"/>
  </office:meta>
</office:document-meta>
</file>